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1dde83" officeooo:paragraph-rsid="001c8f01" style:font-weight-asian="bold" style:font-weight-complex="bold"/>
    </style:style>
    <style:style style:name="P2" style:family="paragraph" style:parent-style-name="Text_20_body">
      <style:text-properties fo:font-weight="normal" officeooo:rsid="001c8f01" officeooo:paragraph-rsid="001c8f01" style:font-weight-asian="normal" style:font-weight-complex="normal"/>
    </style:style>
    <style:style style:name="P3" style:family="paragraph" style:parent-style-name="Text_20_body">
      <style:text-properties fo:font-weight="normal" officeooo:rsid="001c940c" officeooo:paragraph-rsid="001c940c" style:font-weight-asian="normal" style:font-weight-complex="normal"/>
    </style:style>
    <style:style style:name="P4" style:family="paragraph" style:parent-style-name="Text_20_body">
      <style:text-properties fo:font-weight="normal" officeooo:rsid="001e7ed2" officeooo:paragraph-rsid="001e7ed2" style:font-weight-asian="normal" style:font-weight-complex="normal"/>
    </style:style>
    <style:style style:name="P5" style:family="paragraph" style:parent-style-name="Text_20_body">
      <style:text-properties fo:font-weight="normal" officeooo:rsid="002410fc" officeooo:paragraph-rsid="002410fc" style:font-weight-asian="normal" style:font-weight-complex="normal"/>
    </style:style>
    <style:style style:name="P6" style:family="paragraph" style:parent-style-name="Standard">
      <style:text-properties fo:font-weight="normal" officeooo:rsid="001e7ed2" officeooo:paragraph-rsid="001ff69b" style:font-weight-asian="normal" style:font-weight-complex="normal"/>
    </style:style>
    <style:style style:name="P7" style:family="paragraph" style:parent-style-name="Standard">
      <style:text-properties fo:font-weight="normal" officeooo:rsid="002064fe" officeooo:paragraph-rsid="0021ae34" style:font-weight-asian="normal" style:font-weight-complex="normal"/>
    </style:style>
    <style:style style:name="P8" style:family="paragraph" style:parent-style-name="Standard">
      <style:text-properties fo:font-weight="normal" officeooo:rsid="002393b5" officeooo:paragraph-rsid="002338f4" style:font-weight-asian="normal" style:font-weight-complex="normal"/>
    </style:style>
    <style:style style:name="P9" style:family="paragraph" style:parent-style-name="Standard">
      <style:text-properties fo:font-weight="normal" officeooo:rsid="002338f4" officeooo:paragraph-rsid="002338f4" style:font-weight-asian="normal" style:font-weight-complex="normal"/>
    </style:style>
    <style:style style:name="P10" style:family="paragraph" style:parent-style-name="Standard">
      <style:text-properties fo:font-weight="bold" officeooo:rsid="001c8f01" officeooo:paragraph-rsid="001c8f01" style:font-weight-asian="bold" style:font-weight-complex="bold"/>
    </style:style>
    <style:style style:name="P11" style:family="paragraph" style:parent-style-name="Standard">
      <style:text-properties officeooo:paragraph-rsid="0021ae34"/>
    </style:style>
    <style:style style:name="P12" style:family="paragraph" style:parent-style-name="Standard">
      <style:text-properties officeooo:rsid="002338f4" officeooo:paragraph-rsid="002338f4"/>
    </style:style>
    <style:style style:name="P13" style:family="paragraph" style:parent-style-name="Standard">
      <style:text-properties officeooo:rsid="002410fc" officeooo:paragraph-rsid="002410fc"/>
    </style:style>
    <style:style style:name="P14" style:family="paragraph" style:parent-style-name="Standard">
      <style:text-properties officeooo:rsid="001c8f01" officeooo:paragraph-rsid="002338f4"/>
    </style:style>
    <style:style style:name="P15" style:family="paragraph" style:parent-style-name="Text_20_body">
      <style:text-properties fo:font-weight="bold" officeooo:rsid="0026c514" officeooo:paragraph-rsid="0026c514" style:font-weight-asian="bold" style:font-weight-complex="bold"/>
    </style:style>
    <style:style style:name="P16" style:family="paragraph" style:parent-style-name="Text_20_body">
      <style:text-properties fo:font-weight="normal" officeooo:rsid="0026c514" officeooo:paragraph-rsid="0026c514" style:font-weight-asian="normal" style:font-weight-complex="normal"/>
    </style:style>
    <style:style style:name="T1" style:family="text">
      <style:text-properties officeooo:rsid="001c940c"/>
    </style:style>
    <style:style style:name="T2" style:family="text">
      <style:text-properties fo:font-weight="normal" style:font-weight-asian="normal" style:font-weight-complex="normal"/>
    </style:style>
    <style:style style:name="T3" style:family="text">
      <style:text-properties fo:font-weight="normal" officeooo:rsid="002064fe" style:font-weight-asian="normal" style:font-weight-complex="normal"/>
    </style:style>
    <style:style style:name="T4" style:family="text">
      <style:text-properties fo:font-weight="normal" officeooo:rsid="0021ae34" style:font-weight-asian="normal" style:font-weight-complex="normal"/>
    </style:style>
    <style:style style:name="T5" style:family="text">
      <style:text-properties fo:font-weight="normal" officeooo:rsid="002338f4" style:font-weight-asian="normal" style:font-weight-complex="normal"/>
    </style:style>
    <style:style style:name="T6" style:family="text">
      <style:text-properties fo:font-weight="normal" officeooo:rsid="002393b5" style:font-weight-asian="normal" style:font-weight-complex="normal"/>
    </style:style>
    <style:style style:name="T7" style:family="text">
      <style:text-properties fo:font-weight="normal" officeooo:rsid="0025ed8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Weekly reflection:</text:p>
      <text:p text:style-name="P10"/>
      <text:p text:style-name="P11"><text:span text:style-name="T3">Fortran is not always so easy to read. Indentation is nnot enforced, end isn’t enforcd everywhere (such as end of a loop) and often isn’t specific enough, (tell me what is ending!). This is basically because it had poor regularity in this regard. The column enforcement further hinders readability, forcing comments and labels to be on the far left, which may be visually jarring in relation to the code around it. </text:span><text:span text:style-name="T4">Fortran also discourages readability by using numbers for labels. This violates the labelling principles since the labels are unable to convey what they represent easily. This </text:span><text:span text:style-name="T5">is futher complicated by no enforced numerical convention, meaning label numbers can be spread chaotically, and it is the programmer’s responsibility to ensure there is no duplication since labels must be unique. Fortran is also made less readable due to its violations of structured programming. Fortran makes great use of both implicit and explicit gotos (at least they were commonly used in fortran). This means the order of program execution will jump to many places, making it hard to follow what happens in what order. </text:span><text:span text:style-name="T3">These factors contribute to making the programmer fight to maintain readability rather than letting it come naturally. </text:span></text:p>
      <text:p text:style-name="P7"/>
      <text:p text:style-name="P12"><text:span text:style-name="T3">F</text:span><text:span text:style-name="T2">ortran is ok to write, but it could be improved. The lack of a string type, requires the length of characters required to be specefied, which becomes tedious and inflexible, and easy to make mistakes by specifying the wrong length. </text:span><text:span text:style-name="T6">It is also tedious to have to declare variables passed into a sub-routine, and can make it confusing to determine the difference between variables passed by referrence and local variable declarations. This breaks syntactic consistency since they both look like they are doing the same thing, but one is passing values by reference and one is declaring local variables. The implicit goto required for formatting text when outputting it, breaks the structured programming principle and makes it harder to write code so that it flows and you can understand the flow of excecution. Makes debuggin</text:span><text:span text:style-name="T7">g</text:span><text:span text:style-name="T6"> harder.</text:span></text:p>
      <text:p text:style-name="P8"/>
      <text:p text:style-name="P13"><text:span text:style-name="T6">F</text:span><text:span text:style-name="T2">ortran is quite reliable. It seems to run well, and is credited as one of the fastest programming languages. It is however hard to understand when it does crash as it spits out the backtrace as a lits of long hex strings. It does allow errors into compiled code, but not syntactic errors. These errors are more often the fault of the programmer than the language.</text:span></text:p>
      <text:p text:style-name="P9"/>
      <text:p text:style-name="P14"/>
      <text:p text:style-name="P1">How does Fortran compare to languages you have written in previously?</text:p>
      <text:p text:style-name="P2">Fortran is quite different to a lot of langauges today in that it requires specifc things to be at specific coloumns. Python is somewhat similar to this in that indentation is required to mark the beginning and end of control structures however, this indentation seems more natural and is similar to what is regarded as good practice in order to aid readability for most languages. Fortran however is quite inconsiderate of readability forcing us to have comments on the first column, and labels in the first 6.</text:p>
      <text:p text:style-name="P2">The lack of a string type was also an inconvenience, as most languages I have previously had a string type, meaning we don’t have to worry about things such as the length of the string etc. That said, C is quite similar to fortran in this regard, <text:span text:style-name="T1">f</text:span>orcing us to use character arrays and to specify <text:span text:style-name="T1">the length of the string at some point.</text:span></text:p>
      <text:p text:style-name="P3">The conversion of an integer to a string by <text:s/>writing to the string variable was <text:s/>new experience, although I do believe something similar is possible in C, though not as necessary since there is a suitable function to convert an integer to a ‘string’</text:p>
      <text:p text:style-name="P5">Fortran also doesn’t use semi-colons. This is different from most of the languages I have used with the exception of python. It takes a bit of getting used to but I think it is a decent design choice. <text:soft-page-break/>What annoys me more is that the lack of use of brackets, colons and braces to demonstrate what belongs together. Sometimes this is marked by keywords, but you have to look harder to see what belongs together.</text:p>
      <text:p text:style-name="P15">Run:</text:p>
      <text:p text:style-name="P16">compile with gfortran fizzbuzz.f</text:p>
      <text:p text:style-name="P16">run with ./a.out</text:p>
      <text:p text:style-name="P15">Testing:</text:p>
      <text:p text:style-name="P16">it prints out the fizzbuzz algorithm from 1-100, should be able to check that it is correct based on the output.</text:p>
      <text:p text:style-name="P4"/>
      <text:p text:style-name="P4"/>
      <text:p text:style-name="P4"/>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16:38:59.202520309</meta:creation-date>
    <dc:date>2021-10-25T23:54:52.671345300</dc:date>
    <meta:editing-duration>PT1H31M53S</meta:editing-duration>
    <meta:editing-cycles>8</meta:editing-cycles>
    <meta:generator>LibreOffice/6.4.7.2$Linux_X86_64 LibreOffice_project/40$Build-2</meta:generator>
    <meta:document-statistic meta:table-count="0" meta:image-count="0" meta:object-count="0" meta:page-count="2" meta:paragraph-count="14" meta:word-count="714" meta:character-count="4197" meta:non-whitespace-character-count="3494"/>
  </office:meta>
</office:document-meta>
</file>